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S Mincho" svg:font-family="'MS Mincho'"/>
    <style:font-face style:name="MingLiU" svg:font-family="MingLiU"/>
    <style:font-face style:name="StarSymbol" svg:font-family="StarSymbol"/>
    <style:font-face style:name="Tahoma1" svg:font-family="Tahoma"/>
    <style:font-face style:name="TimesNewRoman" svg:font-family="TimesNewRoman" style:font-family-generic="roman"/>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fo:text-indent="0in" style:auto-text-indent="true"/>
    </style:style>
    <style:style style:name="P4" style:family="paragraph" style:parent-style-name="Standard">
      <style:paragraph-properties fo:margin-left="0in" fo:margin-right="0in" fo:text-indent="0in" style:auto-text-indent="true"/>
      <style:text-properties fo:font-size="14pt" style:font-size-asian="14pt" style:font-size-complex="14pt"/>
    </style:style>
    <style:style style:name="P5" style:family="paragraph" style:parent-style-name="Standard">
      <style:paragraph-properties fo:margin-left="0in" fo:margin-right="0in" fo:text-indent="0in" style:auto-text-indent="true"/>
      <style:text-properties style:font-name="TimesNewRoman" fo:font-size="14pt" style:font-name-asian="TimesNewRoman" style:font-size-asian="14pt" style:font-name-complex="TimesNewRoman" style:font-size-complex="14pt"/>
    </style:style>
    <style:style style:name="P6" style:family="paragraph" style:parent-style-name="Standard">
      <style:paragraph-properties fo:margin-left="0in" fo:margin-right="0in" fo:text-indent="0in" style:auto-text-indent="false"/>
      <style:text-properties fo:font-size="14pt" style:font-size-asian="14pt" style:font-size-complex="14pt"/>
    </style:style>
    <style:style style:name="P7" style:family="paragraph" style:parent-style-name="Standard">
      <style:paragraph-properties fo:margin-left="0in" fo:margin-right="0in" fo:text-indent="0in" style:auto-text-indent="false"/>
      <style:text-properties style:font-name="TimesNewRoman" fo:font-size="14pt" style:font-name-asian="TimesNewRoman" style:font-size-asian="14pt" style:font-name-complex="TimesNewRoman" style:font-size-complex="14pt"/>
    </style:style>
    <style:style style:name="P8" style:family="paragraph" style:parent-style-name="Heading_20_1">
      <style:paragraph-properties fo:text-align="center" style:justify-single-word="false"/>
    </style:style>
    <style:style style:name="P9" style:family="paragraph" style:parent-style-name="Heading_20_1">
      <style:paragraph-properties fo:text-align="center" style:justify-single-word="false" fo:break-before="page"/>
    </style:style>
    <style:style style:name="P10" style:family="paragraph" style:parent-style-name="Standard">
      <style:paragraph-properties fo:margin-left="0in" fo:margin-right="0in" fo:text-indent="0in" style:auto-text-indent="true"/>
      <style:text-properties fo:font-size="14pt" style:font-size-asian="14pt" style:font-size-complex="14pt"/>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T1" style:family="text">
      <style:text-properties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troduction</text:h>
      <text:p text:style-name="P7">At Nueva, a school for gifted children, Dave Susman, a creative writing teacher, tutored Branden. He had Branden read A Life of Writing, by Amy Tan, and then write fictional and non-fictional short stories based on life experiences. After Dave’s exercises, Branden found it easier to write random, interesting stories; a mini hobby.</text:p>
      <text:p text:style-name="P5">This book’s short stories are pieces from that summer of 2005. </text:p>
      <text:p text:style-name="P4"/>
      <text:h text:style-name="P9" text:outline-level="1">Travel Writing</text:h>
      <text:p text:style-name="P4">More stories from South East Asia, including: sitting with spider monkeys, visiting snake and tiger farms, having crocodile soup, parasailing over the Gulf of Thailand.</text:p>
      <text:p text:style-name="P4">&amp;#160;</text:p>
      <text:p text:style-name="P4">?-pclass=centerThis</text:p>
      <text:p text:style-name="P4">Monkey Travels Book I</text:p>
      <text:p text:style-name="P4">Life's Short Stories and Poems</text:p>
      <text:p text:style-name="P4">&amp;#160;</text:p>
      <text:p text:style-name="P4">Monkey Travels Book II</text:p>
      <text:p text:style-name="P4">Thailand Travel Writing</text:p>
      <text:p text:style-name="P4">?-pclass=;</text:p>
      <text:p text:style-name="P4"/>
      <text:h text:style-name="P9" text:outline-level="1">Waking up in Thailand</text:h>
      <text:p text:style-name="P4">Our hotel towers above the city of Bangkok. I looked out the window allowing my eyes to wander over the calming landscape. Calm and peacefulness is a major aspect of Thailand which I noticed throughout the trip. We arrived the evening before from Hong Kong, and I know this is only a subtle beginning of a four-day wonder tour.</text:p>
      <text:p text:style-name="P4">Next to me, my brother is shoving on his morning clothes in an attempt to get out of the hotel room fast enough to catch a good meal. Since we have little knowledge of the country’s excitements, we have entrusted our vacation to our tour guides. And, from what we have heard about tour guides and the terrors of being late, we are motivated to move quickly. I put on summer clothes, and with my parents, we go out the door, and down to the dining area where several of our group members are munching on eggs and sausages. I thought it bizarre to not have traditional Thai food, especially on our first day. I sat near a window similar to that of the others back in California. To tell you the truth, the eating area seems much the same as a Denny’s. Noticing the departure of several group mates, I don’t have much time to contemplate the absence of traditional food. </text:p>
      <text:p text:style-name="P4">Once outside, the warm and humid air is clogging up my senses. There are a few people wearing heavier clothes then mine. They are the locals, who are crazy enough to wear more than shorts and a T-shirt in this kind of weather. However we <text:soft-page-break/>are in the shelter of a great white tour bus, which has a plethora of air conditioning to spare those who fear they might faint from the heat. This is the very bus we are traveling in for the next few days</text:p>
      <text:p text:style-name="P3"/>
      <text:h text:style-name="P9" text:outline-level="1">Bangkok Amusement Park</text:h>
      <text:p text:style-name="P4">Our tour guide announces from the loudspeaker that we are approaching the Dream World amusement park, the Six Flags Marine World of Bangkok. I notice a great dome surrounded by a massive variety of park rides. I see everything from roller coasters to water rides. Apparently they decided to substitute size of the rides for the amount of rides in the park. </text:p>
      <text:p text:style-name="P4">Once outside, the guide hands us tickets to enter the park, a list of the suggested rides and the time in which we are to return to the bus. One of the suggested rides is a water ride, voted one of the most popular by far, so we decide to check it out first.</text:p>
      <text:p text:style-name="P4">Ahead of us is an enormous water ride comparable to that of any popular amusement park back in California; a difference is that there is almost no one in line. A ride manager sat posted in a control box monitoring it and ushering passengers into seats. Excited by this single aspect, I quickly managed to convince my mom that the water is safe and it will be fun. She looks vaguely skeptical as we dash forward, quickly grabbing a boat with several wet seats.</text:p>
      <text:p text:style-name="P4">We sat floating aloft for a while. The blazing sun began to cause me some discomfort. I was unsure whether or not this ride would ever start. As usual something about the environment was distorting my perception of time. Then the ride commences; the water gates open allowing a strong current to push our boat into a large twist of slides. Several unmanned <text:soft-page-break/>boats proceed before us, thrown into the current. Water cannons send a torrent of mist and water into our boat. The twist and turns shake us, throwing us around in a spinning mass. We sat aboard enjoying the ride, not quite sure where it would go. A large slide stands before us, each and every preceding boat eaten up from our view. We roll down the large slanted cascade at a breakneck speed ending up in a large splash. A man helps us off the ride, throwing the boat into an ascending slide for the next riders.</text:p>
      <text:p text:style-name="P4">I run up the row of stairs with my brother, jumping past the vacant line and into another boat. My mother insists on not having to go on another such ride, because it had caused her dizziness. This had been a problem early on, she sometimes feared she could not go with us. So my dad accompanies us instead. Again and again we ride, showing little interest in any other part of the park itself. The twisting and twirling end each time in another part of us getting wet.</text:p>
      <text:p text:style-name="P4">I walked out quite content and slightly chilled, for the water had been quite cold. My clothes however dry up in no more than 5 minutes, with the sun gradually increasing in its already scalding intensity. We tried many other rides, a mini roller coaster set inside a haunted house and another smaller water ride. Up ahead, according to our tour guide, is a highly recommended place called Snow Town. It is a large super cooled dome loaded with snow, several places to toboggan and to have snowball fights.</text:p>
      <text:p text:style-name="P4">Inside is an air-conditioned paradise, cooling my burning head and eliminating all sense of a hot humid landscape with cold dry crisp air. The magical feeling quickly dissipates when I realize how cold it is in the waiting room and how little I am wearing. The attendants give us each winter clothes and snow boots and we walk into the winter wonderland.</text:p>
      <text:p text:style-name="P4">Several Thai children are frolicking around throwing what <text:soft-page-break/>may be their first snowballs. I realized they have never had a cold season. I jumped into the snow rolling about, my brother digging deep within the snow. I threw a snowball at him, it flew missing my brother by 2 inches, and hit another child in the back of the head. Unsure of who it was and slightly frightened, I start digging a man hole in the ground. The snow is deep, a near bottomless pile. My head is the only part of my body above the ground, the rest is completely submerged, packed deep within the snow.</text:p>
      <text:p text:style-name="P4">Another snowball flys and catches me from behind. I manage to turn my head around, looking up to identify my attacker. It is the same boy I had hit earlier. He laughs, then turns his attention to a row of toboggan racers, their boards racing down the hill. One of the boys whom is racing, is my brother himself. He slid down the slope making slight jumps and efforts to stay atop his sled. I can sense his obvious frustration as he begins to skid out of control. A racer suddenly stops from his board slamming into a hole just large enough to fit his sled. This is the very hole my brother had dug prior to the race. The rider contemplates the probability of hitting a hole at such a perfect angle. Again my brothers misguided experiments causes another person their misfortune, an excellent example of shodenfreud.</text:p>
      <text:p text:style-name="P4">I climb out of my snow fort, my body covered in shards of ice and snow, then limb to the top of the sled slope. Along the way I catch a glimpse of the rider still struggling to yank the board from the ground. The impact must have planted it pretty deep. In fact the end of it is barely visible from where I am. My brother comes over laughing emphatically at what had happened, jumping unto another available toboggan to ride once again.</text:p>
      <text:p text:style-name="P4">Sliding down the hill is quite scary, causing me to lose control of the toboggan. As this would happen, I lose control <text:soft-page-break/>and begin spinning in circles, endangering me into a similar fate of the jinxed rider. The snow is hard and icy nearing the bottom, giving a consequence to failure to maintain control. </text:p>
      <text:p text:style-name="P4">My mom announces it is time to go, our tour group is going to leave to get some lunch. We walk out clothes doused in frost and snow. I had almost forgotten my past life in Canada and how nice snow is to me. Even today the last time I have been to play in snow was in Thailand, one of the hottest countries in Asia, inside one of the most exotic amusement parks I’ve ever been to.</text:p>
      <text:p text:style-name="P4">An exodus of group mates leave into the open, looking drained. My body welcomes an influx of intense sun rays. I had never expected heat to be a relief, but there are surprises I can never predict. My brother is complaining of his hunger and is pelting us with a never-ending set of questions on when we are going to eat. The park is still quite vacant, few people are out roaming the park, and those who I see are workers; probably because it is a Tuesday and the Thai adventurers are mostly at work.</text:p>
      <text:p text:style-name="P4"/>
      <text:h text:style-name="P9" text:outline-level="1">Tiger Farm and Zoo</text:h>
      <text:p text:style-name="P4">Back in the bus, the time reads 1:30, making our lunch a late lunch. The guide announces we are to eat at a restaurant just outside of the zoo we going to, because he had some terrible intestinal mishaps in the cafeteria lunches in the zoo. For this he never again ventured inside the walls of that hellish cafeteria.</text:p>
      <text:p text:style-name="P4">When we arrive at the restaurant, there are a host of people chatting in the completely unfamiliar languages, I swear I could catch some hint of non-Thai languages. It is a cafeteria, a neat clean one with a vast variety of meals. There is a buffet of many small food booths, the interior is the size of a small shopping center. Not only is it a huge eating center, it is also a center for a great amount of Thai people to eat lunch. The commute through the crowd of people is unlike anything I’ve ever seen before. I probe through island after island of food, until I find myself staring into a vat of yellow curry. Directly next to it is a Thai specialty of colorful fried fruits. A large pot of rice is made available at every booth, making it convenient wherever we choose to go. If there is one booth made just for me, this is it.</text:p>
      <text:p text:style-name="P4">My brother decides upon a large pile of rice and some mango ice cream, contradicting to my dad who had wanted to experiment with whatever was made available to him every since he came to Thailand. Put together it has a close resemblance to the innards of a frog. My mother ate mostly very spicy curry, something I would never experiment with, <text:soft-page-break/>considering we are in a country known for hot food.</text:p>
      <text:p text:style-name="P4">Just after the short lunch break the group reformed at the tour bus, the driver announcing we will visit a Tiger farm along the way. The ride was comfortable, the air-conditioning on the bus saving us from further heat. Along the way I doze off to sleep, already being drowsy from the heat and a full stomach. </text:p>
      <text:p text:style-name="P4">When bus stops, the tour guide guides us inside the zoo to a large covered area that is set aside for a demonstration of pig intelligence. First up is a huge fat pig that is proficient in math. The caretaker presents him with a simple math equation, then puts 3 numbers in front of the pig. The pig walks up to the correct answer and pushes it over, resulting in a round of applause and a treat from the trainer.</text:p>
      <text:p text:style-name="P4">Afterwards, the trainer helped the math pig offstage while workers set up rows of racing walls. Six pigs are separated within each wall, all are berserk and wild. A bowl of food is set up on the opposing side. An alarm sounded and the pigs are off, they run screeching, bouncing off the walls; in seconds they reached the end and devour the food until it is no more. In the short time I have been in Thailand, I have come to expect the expected, this bizarre pig race comes as no surprise to me.</text:p>
      <text:p text:style-name="P4">The crowd dissipates, everyone leaving in their own directions. We approach an animal conservatory, a large building with several hundred different animals and several species kept within its walls. Inside a photographer took pictures of a group of kids with a monkey hanging from between them. The monkey’s small little body is supported by an extremely lithe and long set of arms; it is a spider monkey. Its intelligent yet mischievous mind scans over us, he makes no effort to escape. He sits until the camera emits its loud signature flash, then the crowd brakes up and the monkey jumps onto the caretaker's shoulder. He asks “Would like a picture taken with the monkeys”. Seeing it being quite a funny experience I <text:soft-page-break/>quickly affirm his question.</text:p>
      <text:p text:style-name="P4">We sit down on the bench, one monkey jumps onto my dad, the other on me; its nails digging into my legs. Again, as if routine, the photographer takes the picture, and the monkeys go back to the caretaker. Then the next people sit down for a picture. I figure it is not much of a life for a monkey to pose as a tourist attraction and nothing else. </text:p>
      <text:p text:style-name="P4">In a small rain forest habitat there are several spider monkeys. We could see the monkeys moving about through the glass window. Some are active, most are grooming one another or attending to their own business. Luckily there are a few jumping around in the branches of a large tap root tree.</text:p>
      <text:p text:style-name="P4">Going further in, there are tigers, several pits of them in fact. This is the ultimate contradiction to the blood lusting beasts on nature documentaries. Looking down I saw several tigers lazily moving here and there, shifting their massive weight as they move. The designs and colors of their backs are long stained with dirt from the many day’s rest and few baths. Some of them grumbled out a half roar as they shifted around. One is chewing on a bone from an earlier meal. I undoubtedly knew of the dangers if you were to approach the tigers, however they seemed so dull and bored down there. I guess years of living in a confined pit can do that to you.</text:p>
      <text:p text:style-name="P4">Again I see another photo stand, this time with a baby tiger the size of a very large dog. A couple people are standing waiting for their turn for a picture with it. I stood as one of them, watching a tiger habitat. Our turn came fast, the caretaker seating us and laying the tiger across all of our laps. The heavy weight of the tiger surprised me. Then the caretaker handed my mom a bottle of milk to feed the tiger to keep him calm during the time we are having our picture taken. It paid us no mind, just drank away at the bottle of milk as if had not eaten in days. The tiger is quite warm its fur being very thick and sturdy. With <text:soft-page-break/>amazement I looked down at the cub as the photo is taken.</text:p>
      <text:p text:style-name="P4">In another area there are several large pig sows laying down feeding many tiger cubs, as if the sows are the cub's mother. I am surprised and startled that the tigers are drinking pig's milk. I trust the judgment of the tiger farmers, still wondering whether the tigers milk is similar enough to the sows to be a substitute.</text:p>
      <text:p text:style-name="P4">We left the tiger farm and walked toward the crocodile farm, a farm with over thirty-thousand crocodiles. They will be used for meat and to make leather. Crocodile leather can cost quite a lot and brings great profit, however only a small portion of a crocodile's skin is suitable for leatherwork.</text:p>
      <text:p text:style-name="P4">We approach a long swinging bridge similar to the dangerous ones in movies, but this one seems secure. A man on the bridge holds an entire chicken on a rope suspended from a rod, like a fishing rod, fishing for crocs. He lowers it near a crocodile who snaps it up in one bite. The man holds a large bag full of chickens, lowering each one into the pit until every last crocodile is fed. <text:tab/>We continue across the bridge, the final part of the conservatory. The shaking motion of the bridge makes me uneasy. I am continuously convinced that the bridge will give way and we would fall into the pit. The thought that they were being fed chickens as we walk does little to make me feel more comfortable. </text:p>
      <text:p text:style-name="P4">I gave one last peek at the growing crowd of crocodiles in the pit and left. I wonder whether they had a baby crocodile to exhibit. To my surprise, at the next display, I found my dad petting one. The crocodile, a foot in length, looked ferocious even if it is a tenth of the size of the fully-grown ones. It opened and shut its mouth of tiny underdeveloped teeth.</text:p>
      <text:p text:style-name="P4">Judging by the time it is getting close to dinner. We decide to go on a short water ride through a mini jungle. The ride is idyllic, slow moving, emphasizing the artificial beauty of an <text:soft-page-break/>uninhabited jungle. The river is so clear the life forms within are more vivid than the jungle itself. the river spans quite far from the farm. There are robotic pygmies and rubber boa constrictors programmed to hiss and move every time someone came close enough.</text:p>
      <text:p text:style-name="P4">After the ride, we leave the park.</text:p>
      <text:p text:style-name="P4"/>
      <text:h text:style-name="P9" text:outline-level="1">Beach City Arrival</text:h>
      <text:p text:style-name="P4">Inside the bus, the roadside flew by, a mirage barely noticeable to me. I remember naught of what the surrounding landscape had looked like, except the industrial buildings and countryside are close to one another. We arrive at a hotel in Pattaya, the tour guide allows us an hour to get ready before we are to go to the restaurant. He also announces we would do some late night shopping.</text:p>
      <text:p text:style-name="P4">Up in our room, I take a quick shower, and my family and I go out into the spacious courtyard of the hotel. The air has cooled a little as the sun descends in the summer sky. Overlooking the pool and spa is a large drink bar, next to a large patch of grass. It is moments like this of undisturbed peace I most look forward too, especially after a busy day. I have little time to enjoy it though, we are yet again on the tour bus. </text:p>
      <text:p text:style-name="P4">We arrive to a busy restaurant with Chainese style cuisine. We had thought we had read the greeting sign wrong. I had suspected the Thai were not accustomed with English spellings and had mistaken Chinese with Chainese. Our tour guide, however, insisted it was spelled correctly, because Chainese cuisine is from some area of China.</text:p>
      <text:p text:style-name="P4">We are seated at one of 2 large circular tables. Next to us is a family of six. One of the four children is autistic, he is yet to be 5. My mom socializes with others at our table, as I began to learn about the condition of the small child. He would <text:soft-page-break/>continuously attempt to crawl or run, wailing loudly whenever someone prevented his escape or picked him up. He is especially fierce with his mother as he tries to rip away from her grasp. I wonder what hardships are entwined with taking care of a child who is crazy at least half the time.</text:p>
      <text:p text:style-name="P4">The waiters bring in trays of steamed fish and assorted meats; a large pot of rice is set in the center of the table. A drink carrier approaches with trays of soda encased within glass bottles. The tour guide had obviously purchased this entire drink studio just for our dinner; I am impressed. One by one we get a drink. I notice there are flavors of Fanta, so I decide to take another. I grimaced, too much grape and cola. Eventually an orange decided to surface itself from the heaps of shredded ice.</text:p>
      <text:p text:style-name="P4">A sound of glass breaking silenced some of the chatter as several curious eyes search out the source. My brother looks guilty standing over a broken bottle of grape Fanta, a deep purple stain spreading its way across the carpet. Whose idea was it to give us glass anyway? I thought. It was far to heavy and prone to breaking, especially in the hands of a younger child. <text:tab/>Several waiters tend to the shattered shards and dyed carpet, excusing us to start conversing with one another again. My brother took another bottle as though nothing had happened.</text:p>
      <text:p text:style-name="P4">Back at the table I watch the young autistic child again, who squirmed and writhed, roused up by the sudden commotion. I wonder if he will ever talk, or see reality as we do, or even think like us. He looks so lonely, his face not yet contorted like that of a true autistic case; his is blank and pained. He rarely makes a vocal sound, tending to be more physical with his surroundings. I don’t know whether he is permanently cursed with this look from the years of struggle, or is he discontented?</text:p>
      <text:p text:style-name="P4">A large tray comes grudgingly down the alley carrying dishes <text:soft-page-break/>of food. The difference between the food we are being served, and the food at a Chinese restaurant, is minor. Both have fried chicken, pork, shrimp, and more shrimp with fried rice. Here, there is also more complex foods which I am quite confident are Thai. In the end, I come to the conclusion that Chainese is a rip-off of Chinese food with some traditional Thai. In other words, it is a tourist attraction. Anyway, I do suggest going there yourself and feel the Chainese magic. It is unique, not with its food, not even from its name, but in the fact that someone would bother to create their own oriental mini food culture. Then having it known to many people who say it is a legitimate oriental branch of food. Chainese: I would have never thought of that, again, something undeniably out of the ordinary occurring in Thailand.</text:p>
      <text:p text:style-name="P4"/>
      <text:h text:style-name="P9" text:outline-level="1">Lizards and the Mall</text:h>
      <text:p text:style-name="P4">We finish supper and enter the tour bus. This time the city is covered in a blanket of darkness, the cooling air is calm and the night neigh. I catch a glimpse of a small sleek lizard dashing straight up the wall, docking itself in a cozy location above my head. Many of them are present at this hour, their variety of colors and sizes make them all the more interesting to find and admire. On the ride to the shopping center, I strain my eyes to hone in on any stray lizards, but the speed we are traveling makes it impossible.</text:p>
      <text:p text:style-name="P4">The city has a soothing feeling to it. It is not lit up nor glamorous like Los Vegas, but its climate and hands on entertainment are unmatched.</text:p>
      <text:p text:style-name="P4">A little boy let loose a loud blast of flatulence. A malicious sensory eating malodor is only seconds behind, working together like thunder and lightning. I heard several windows open, a sign that the smell has infested the entire bus. It stayed in the bus for the remainder for the ride. I could see from the strained faces that the tourists are ready to jump out the window if they were not relieved quickly. The boy however sat comfortably pretending that nothing has happened, his face buried within a magazine.</text:p>
      <text:p text:style-name="P4">We leave the bus into the moonlit air, it is refreshing. The mall itself is inviting, a large traditional shopping center full of nighttime life. Lining the sides are small vendors selling <text:soft-page-break/>various Thai goods. I notice a lot of mini Buddha statues, the slim Thai style with intricately designed crowns. They often have their arms bent in the sign of prayer, feet tucked neatly under the body. Most are small and portable, some are so large it would cause travelers a great burden to carry around. Planted in the popular tourist shops inside the mall are several Buddhas of great proportions, massive structures. They draw us inside like tigers to pig milk. My dad carried a shopping bag, a protruding Buddha easily visible. </text:p>
      <text:p text:style-name="P4">The mall itself is full of imported goods, therefore less appealing to us tourists. We avoided the latest technology, binoculars and cameras, preferring to look at the amethyst geodes. Some of these crystalline statures are taller than me. I wondered what a garden of these god sized geodes would look like. I imagined my very own garden of geodes and gems, more dazzling and impressive in comparison to any of the old fashioned botanical type.</text:p>
      <text:p text:style-name="P4">When leaving the mall, we frightened a group of lizards that scurried up onto the wall out reach. I pleaded with my dad to catch one for me to bring home; it was within arms distance from him, then they ran further up the wall. I was that close to getting the pet of my dreams. Their skin begins to change color as they sit perched above me, mocking me with their ability to stand in any position they please as if gravity does not apply to them. If I could choose one animal that would live back in old Foster City, California, it would be this mysterious lizard. Until then, I would be more than content to have just one of my own in Foster City.</text:p>
      <text:p text:style-name="P4">We board the tour bus, and go back to the hotel. Wearily I go up to the hotel room, wash up, and then crash into bed, asleep within seconds. I had little time to reflect on the days passing, or even to recognize anything that had transpired. My priorities were set to how much I wanted to sleep.</text:p>
      <text:p text:style-name="P4"><text:soft-page-break/></text:p>
      <text:h text:style-name="P9" text:outline-level="1">Tropical Island Adventure</text:h>
      <text:p text:style-name="P4">The tour bus drops us off at the coastline near the Pattaya beach. A boat waits at the edge, the driver ready to take us to a barge, a large flat ship from which we would later leave from to go to an island father out. Before getting on the boat, we talk about what is about to transpire. I notice a horde of red ants surge onto my mom's bare legs. I have no will to tell her of what is happening, that is until she noticed from a bolt of sharp pain as the ants start to bite her. We laugh at her demise as she limps towards the water, submerging her injured foot. </text:p>
      <text:p text:style-name="P4">We board the boat, a small influx of people stuffing themselves into the few seats the boat has to offer. I felt like seeing the ocean and sat in the front where the wind is strongest. The boat left shore in a ferocious charge, the engine sounded similar to a motorcycle and twice as powerful. The ride blew me back, absolutely exhilarating. My father and Riley look as if they are experiencing the best roller coaster in the world. As the ride progresses and the barge gets closer, I see several people in the back looked distressed as if they are becoming seasick. I feel nauseous myself. On the other hand, my brother is standing up on the deck enjoying himself.</text:p>
      <text:p text:style-name="P4">The barge we arrived at resembles an airplane carrier, with the large open flat space for resting or do other various activities the ship offers. There are drinks available, as any proper barge should, and the adventure sport, parasailing. This <text:soft-page-break/>consists of a parachute attached to a speedboat by a 100 foot piece of rope. The rider is harnessed into the parachute from which they ride high into the air, supported by air and speed from speedboat.</text:p>
      <text:p text:style-name="P4">I look at the small crowd huddling around the para-sailing platform; there are several people before me, some waiting for a chance in this one of a kind of adventure; some are just watching. I decide to be the first of my family to go; the crowd welcomes my decision. They make the final preparations for the person before me, he flys up into the air, his body appears weightless, aloft, rising for about 20 seconds, then staying up for several minutes. The motorboat then turns around heading back to the barge, the man descending lower and lower, touching down as gracefully as he had taken off. He is ecstatic, full of joy, a joy I am not familiar with seeing.</text:p>
      <text:p text:style-name="P4">Although it seems blissful, nervousness is welded in my gut, I am not afraid, just nervous. The man calls me over, placing me in the hands of the fast moving preparation workers. I am strapped into a safety suit, so heavy I have trouble standing still, relying on the light pull of the parachute to keep me from falling. With a huge tug from the boat, I am caught unaware, as I take off another man jumps onto the back of the safety harness. As I rise in the air, I am pondering why there is a man hanging behind me.</text:p>
      <text:p text:style-name="P4">The ascent into the sky is amazing, a unique feeling of the freedom of flight. The ground and water below me becoming less and less visible. Small shapeless figures are sprawled across the barge. I recognize one waving figure as my mom, probably wondering how this experience is for her little boy. Ahead, is the beach, a mere blotch from my vision. A sharp tug broke my ethereal thoughts as we headed back, I thought of the man before me who had been so happy; now I know why. The boat is fast approaching the barge, the man hanging behind me <text:soft-page-break/>is preparing me for the landing. Seconds before my feet touched the ground, a photographer manages to take a snapshot of me in the air, I have a smile on my face and the guy behind me is not in the picture. Once landed, several workers come to me to remove the heavy equipment and prepare for the next rider, which in fact is my brother. I greet him talking of my experience before he leaves on his way.</text:p>
      <text:p text:style-name="P4">I go to see my parents. They are excited at the aspect of both of us riding. My mother had para-sailed many years before in Thailand, my dad would not try it.</text:p>
      <text:p text:style-name="P4">I sip a soda, an orange Fanta, as I watch my brother take off. He looks petrified; the same man jumps onto his safety harness to ride along. We walk out into the open, my mom waving as I rest in the sun tanning chairs staring at the can of soda. Now that I think back to that time, it’s funny, I thought Fanta was an Oriental brand of soda because it wasn’t until years later that I seen it in North America.</text:p>
      <text:p text:style-name="P4">Later I was told why I had a man jump onto behind. In my case, I am too light to go up in the air all by myself, the worker balances the weight the parachute carries. If I had not that extra weight I would have never been able to come down normally, and that may have been disastrous.</text:p>
      <text:p text:style-name="P4">We leave the barge and go to an island. The boat anchors just off the shiny warm beach, composed entirely of white sand. Such beauty one would only find in photos of deserted tropical beaches, is now presented right before my eyes. Along the beach are several small wooden shacks with various novelties, swimming gear, drinks, and collectibles. There is also a mini restaurant equipped with several rows of wooden tables.</text:p>
      <text:p text:style-name="P4">The sun is high in the sky, it’s about mid noon, and the heat is beginning to peak. It is almost sad to compare this tropical beach to the cold beaches of the San Francisco Bay area. I wish a weather phenomenon would help soften the cold hearts of the <text:soft-page-break/>frost demons residing ever so happily there. But then again global warming will grant that desire soon enough. By then there maybe swarms of overheated dead fish piled upon SF beach.</text:p>
      <text:p text:style-name="P4">I patrolled the beach for several more minutes focusing my eyes on a sandbar. I half thought of it to be a crocodile, inspired by the ever so enjoyable tour yesterday. My father comes over announcing that he has arranged seats on the inflated banana raft which is hooked to the rear of a motorboat. The driver is ready for us to pile on. Close to all the children tourists bound on for the experience. The same excited feeling is again welded in my gut as I prepared for the jerk associated with most of these types of rides. </text:p>
      <text:p text:style-name="P4">I lurch forward, my face slamming the side of the plastic raft with illogical intensity. I did not have time to tend to my face as we flew through the water twisting and turning, throwing several kids off the boat and into the shallow waters. Everyone is laughing, and screaming. I sat on the back coolly without a doubt I could do water skiing any day I tried. We traveled out into the waters, staying in the shallows, the driver attempting desperately to remove the last of the survivors aboard the raft. Kids flew, they fell leaving me and another boy. </text:p>
      <text:p text:style-name="P4">From what I can see, this is the survival of the man of greater ability. I moved carefully, a death grip planted on the rubber handle. I lay on my stomach my body spread throughout the exterior of the banana, several perished having finally served their purpose of giving up their seats for their betters. I dig both my feet and hands onto whatever handles I can find. My nemesis follows my example, his transition was fast and aesthetic, almost making mine pathetic. </text:p>
      <text:p text:style-name="P4">The driver looked back, he gaped in awe at our tenacity. I could almost read his thoughts, and I am reassured by his actions. His hand grasps the throttle moving us twice as fast as <text:soft-page-break/>before, the speed is incomparable, blinding my already impaired vision. I hold on, we are in deeper water now, almost 50 yards from the coastline. More sandbars appear before us, small blurring figures in the distance, and are headed right for one? I remove my goggles, hook them onto my pants in a desperate attempt to view what in the world the driver is thinking. He has a maniacal, ecstatic look upon his face as we are seconds away from an island size sandbar. I contemplated for a moment whether I should bail to save myself from sudden death. My competitor looks back at me, a half smile upon his face. He is not leaving this until one person is victorious. What honor?, I think, What stupid honor. As I am thinking, Why am I doing this? we take a head on collision with the slanted land chunk, the banana boat flying into the air, flipping over into a 520 degree side flip, I close my eyes, we land in a heap, my body submerged under water. It didn't hurt, rather the feeling is mystifying, that is until I come up for air.</text:p>
      <text:p text:style-name="P4">I notice of my rival next to the overturned banana boat. We turn it back over and sit back on heading back for shore. I expected a crowd of amazed people standing at the beach waiting to see me. No one had even noticed. I notice the driver talking to another man, probably about the extensive measures he had to take in order to shake us off. I walk off to the beach thinking about the weird experience I just had. </text:p>
      <text:p text:style-name="P4">I glimpse my dad motioning me to come to him. He leads me into the lunch shack, setting me up with some chicken wings and rice. I had little intention to eat, the nausea was catching up with me. I figured I gave it a run for its money during the boat ride.</text:p>
      <text:p text:style-name="P4">The motor boat that had transported us to the island has come around again docking near the coastline. The tour guide jumps out rounding up our group mates. Within ten minutes everyone is crunched up within the boat and we head back. I sit in the <text:soft-page-break/>back worried that I may get sick. The ride was however short, even questionable. I swore it took at least twice as long on the way out to the island. Looking out past the clear ocean waters I see the island in the distances. </text:p>
      <text:p text:style-name="P4"/>
      <text:h text:style-name="P9" text:outline-level="1">Traditional Thai Massage</text:h>
      <text:p text:style-name="P4">Our next stop is a Thai massage center. Next to it is a creepy row of wooden buildings adjacent to an abandoned parking lot. It reminds me of a stereotypical environment of a horror film. The only offset is that it is still light out, making it less scary. We enter through its only door, its black exterior and stained glass reminding me off a church in my neighborhood which I fear passing by as it reminds me of exorcisms. The church had also made some claims of redeeming an elderly man from a demon that haunted him for most his life. These were obvious myths, probably the church has a motive to do this because they want to draw attention to themselves. It puts you in a state of mind which some claim to be spiritual, and this place, the massage center, has chosen to do the same.</text:p>
      <text:p text:style-name="P4">Rows and rows of candles set near beds give the place a temple environment. Each bed is surrounded by a bolt of translucent cloth, neatly inset to emulate that of traditional Thai and Indian beds. The beds are thin mattresses called futons which are set on the floor. Several Thai women come into the room and lay us each down on one of beds.</text:p>
      <text:p text:style-name="P4">The massage begins, my legs and arms are rubbed, they crack my back, toes and fingers; I enjoy it. It is mostly restful, I slept through later part of the massage. I had to be awaken by the nice lady who was massaging me during this time. According to most of the other tourists, their massage was <text:soft-page-break/>brilliant and inhumanly good.</text:p>
      <text:p text:style-name="P4">It is late when we leave. There are few clouds, the lights of the sky are darkening below this creepy area. I rub my groggy eyes, still tired but nevertheless, I move fast to get into the tour bus. I am becoming increasingly afraid.</text:p>
      <text:p text:style-name="P4">We left, none of us hurt, all unusually calm. The only commotion is the flatualist boy, reciting his ever so engrossing story about how he scared the massage women away by farting in her midst. I did not dare to challenge his claim as I did not want to break the code of silence by making the boy prove his abilities. He already proved it well enough yesterday.</text:p>
      <text:p text:style-name="P4"/>
      <text:h text:style-name="P9" text:outline-level="1">Night Outdoors</text:h>
      <text:p text:style-name="P4">Welcome tourists, once again, dinner time in Thailand. So far, dinner time has not been the greatest experience but it gets your mind off of the days travails of sightseeing, exploring and well, nothing.</text:p>
      <text:p text:style-name="P4">You may not enjoy our service, or our food for that matter. But one thing is certain, you will come again to our restaurant.</text:p>
      <text:p text:style-name="P4">This is what I expect to see on the menu board outside of our next restaurant. I had not really liked the food we had for the past few days. I expect nothing different with the this restaurant...In Thailand expect surprises.</text:p>
      <text:p text:style-name="P4">We arrive at a huge recreational space with a massive bonfire constructed in a brick fireplace which is next to a huge array of impressive cooking equipment. If it should be named, I name it an outdoor baroque extravaganza. Nothing compares to this feasting area. Many people, the fire illuminating the now pitch black sky. I will be more than content if the food is equal to the amazing show the cooks are putting on. They've really outdone themselves. <text:tab/>Now I've seen it all, the food is laid out in a huge strip across 3 massive bare tables, a wonderful selection, to much for me to list.</text:p>
      <text:p text:style-name="P4">As we walk into the waiting crowd of diners, compounded with the darkness, I find it hard to keep track of my parents. <text:tab/>I am handed a plate by a man working the barbecue. I select several specialties I am familiar with: chicken wings, Thai rice, <text:soft-page-break/>pork, some strange vegetables and curry. It is the kind of food expected at an outdoor oriental meal.</text:p>
      <text:p text:style-name="P4">In my mind I reminisce about barbecuing in the Californian summertime with friends when we had Chinese food, and some grilled antiquities. I feel a kinship with these people I am traveling with. Literally alone in this land, I almost called out to them, “Don't start without me!”</text:p>
      <text:p text:style-name="P4">I checked my watch, a quarter to 10:00pm, HK time. It is an hour behind here, making it barely nine. I have just finished my plate of food unsupervised, a new record for me. Usually I am to preoccupied playing video games with friends to pay any mind to my hunger. This evening I have received what I had anticipated, my very first idyllic party. Not bad, usually any party without games and friends is boring. This has neither, but for some reason it carries a soothing effect unlike any other. The environment is a predicament without worries. My thoughts flow freely and untroubled.</text:p>
      <text:p text:style-name="P4">My brother runs to me and emphatically says he has found lizards perched everywhere. I am not at all surprised, considering the amount of lizards I had seen the previous night. I hunt with him into the shrouded night.</text:p>
      <text:p text:style-name="P4">Several small trucks roll into the clearing, each able to carry 10 passengers on bench seats in the back. It is similar to that of an army caravan except the passenger seats are exposed to the open. Riley and I am vaguely interested in the presence of the trucks, and resume lizard hunting...an unsuccessful hunting session, not a single lizard captured.</text:p>
      <text:p text:style-name="P4">There are legends floating around about 2 headed lizards and the reward for capturing it for the Thai government. They say it represents some great Leviathan. I do not doubt such a possibility considering the vast number of supernatural creature screw-ups I’ve seen in the past few years. I remember reporting on a two headed snake to my third grade class. I sensed doubt <text:soft-page-break/>weld up in the minds of my classmates when I’d show them the picture I’d retrieved from a magazine. One kid asked me whether I cut it from one of our class picture books. Funny things is, half the class went searching through the school books afterwards to make sure I hadn’t made it up. The insecurity of the students had really altered their perception of reality. Either that or they thought I was some idiot. It seems strange that they can’t substitute adjoined humans (Siamese twins) to adjoined snakes. Stories of those are common enough. They also lack imagination, it’s scary. A two headed snake or 2 headed lizard, how dull can you get?</text:p>
      <text:p text:style-name="P4">My dad walked over to where we are flailing about and updated us upon the situation. We are to ride on one of the many trucks to our hotel. We are not going with the tour bus for late night shopping.</text:p>
      <text:p text:style-name="P4">We reluctantly board the open part at rear of the truck. As the driver takes off, the wind blows hard against my face. The silky texture of the evening air catches me adrift in my own fantasy. As the world races by, my mind stayed focused on the ground. It is mystifying experience. <text:tab/>I have never in my life rode in the open, not even in a convertible. Now I am here sitting atop a completely exposed truck, traveling at an unknown speed, without seat belts, or any protection around me. I am uneasy at the sight of the city lights racing by so fast. I am aware that it is only an illusion of the wind, however I cannot help but feel unsafe. Surrounding me is complete darkness, a deep blue hue to end the day. My brother has a look as if he is in a trance; his eyes narrowed into the singing wind. I swear he is asleep if it is not for his open eyes.</text:p>
      <text:p text:style-name="P4">Despite the irritations of the air, I drift off into a restless sleep, dreaming of sit atop a giant crows nest, the mid noon sun high above my head. Fireballs drift weightlessly clinging to rocks, setting them ablaze. A giant six armed deity surges <text:soft-page-break/>forward into the land, destroying the deserted trail in its path.</text:p>
      <text:p text:style-name="P4">We arrive safely back to our hotel.</text:p>
      <text:p text:style-name="P4"/>
      <text:h text:style-name="P9" text:outline-level="1">Circus, Safari, the American West, and a Snake Farm</text:h>
      <text:p text:style-name="P4">Yes, we are still in Thailand, another park, and we head toward a Russian circus of trained cats. The seats are organized in a semi circular fashion surrounding a stage, an announcer behind the stage introduces the performers from a speakerphone. There are several multi-colored cats and 2 small dogs. There are mini hoops, block platforms and a cat sized swing rigged across the entire stage. There is a trainer performer or two on stage at all times as the show progresses. </text:p>
      <text:p text:style-name="P4">It is quite an amazing sight to see cats jump and swing, and do some tricks. One routine involves two cats working alongside one another, amazing for such independent and untamed animals. It is curious to think people have managed to get them to perform.</text:p>
      <text:p text:style-name="P4">The show commanded a thunderous round of applause, especially from us tourists who are ecstatic about what we have just witnessed. The cats do a mini bow with the their trainers who wave.</text:p>
      <text:p text:style-name="P4"/>
      <text:p text:style-name="P4">We walk over the an America Old West Town show. And it is hot. At 10 o’clock in the morning it is 93 degrees Fahrenheit...in the shade. Now the heat shows no sign of diminishing in strength. In the early afternoon, the blazing temperature will <text:soft-page-break/>climax. I know tonight I will be comfortable in a t-shirt and shorts. On this day, it is extra hot; my dad douses us in water to keep us from overheating.</text:p>
      <text:p text:style-name="P4">We decide to watch another show, a Thai style American western gunfight. Unlike the other auditorium, we stand up at the back in the shade throughout the entire play. The actors identify themselves either as the sheriffs or outlaws. I wasn't very sure of who was who, considering the costumes were surprisingly alike for everyone, and they keep shooting at one another. I guess it is stereotypical to cartoon gunfights, aside that it has a considerable amount of fake blood. At one point a staged fist fight involved someone from the audience, whom punched one of the actors.</text:p>
      <text:p text:style-name="P4">The play ends with the usual round of applause and a group bow of about 20 actors, all who were Thai... Very entertaining.</text:p>
      <text:p text:style-name="P4">Back on the bus, and after a short distance our bus fills with the smells of our Countryside Safari. There are Thai zookeepers watching over their animals roaming the endless plains, the boarders of which are not visible to our eyes. I am amazed, the landscape makes me feel as if we are in the real African wild, so many tall trees, dead grasslands and exotic animals. A small herd of giraffes munch leaves high in the tall trees surrounding a lake featuring several unfamiliar deer like animals. Small plants are nibbled away by ferrets just feet away from our bus. Soon we see several elephants dousing themselves with mud to protect their hard skin. Nearby a tiger chews on a piece of meat. Everyone makes a commotion when they see another tiger casually stroll pass a set of dark skinned horses.</text:p>
      <text:p text:style-name="P4">We continue into a forest route, snakes periodically slid past, then hid themselves in the dense underbrush. A small bump shakes the bus, several group members scream as they see the reason is a rhino nudging the bus. Seeing no point in doing any further damage, the large gray creature walks away, leaving a <text:soft-page-break/>large pile of dung in its path.</text:p>
      <text:p text:style-name="P4">Storks jumped into the water grabbing fish and landing atop the elephants pecking away at its back. The occasional monkey greets us along the way swinging past from tree to tree.</text:p>
      <text:p text:style-name="P4">Then there are less and less creatures appearing, and our guide announces the safari is coming to an end.</text:p>
      <text:p text:style-name="P4"/>
      <text:p text:style-name="P4">The Safari ends, and we travel on to where I read a sign saying Snake Farm, below is a jumble of Thai alphabet words. We exit the bus and go inside to a gift shop featuring venom cures, the proverbial snake oil, and any other snake products you could possibly think of, including some you would never think of. My mom purchased some snake venom treatment pills for some relatives.</text:p>
      <text:p text:style-name="P4">The farm has are snakes featured in a protective habitat. In the center of the building a 20 foot round, 4 feet high pit for snakes. Inside are medium sized and a few large snakes, including Thailand’s King Cobra. It is called king because it eats other snakes, king of the snake world.</text:p>
      <text:p text:style-name="P4">A snake trainer, wearing rubber boots, jumps into the snake pit. He keeps a close eye on the snakes as he moves around selecting snakes to show the audience. While doing this, an English announcer tells us about the variety of snakes native to Thailand. I think of this as a reminder to be careful when walking in the country side.</text:p>
      <text:p text:style-name="P4">I find all the snakes surrounding me intimidating. I decide to retreat back to the bus, where my brother is sleeping. </text:p>
      <text:p text:style-name="P4">We wait several more minutes alongside several sleeping passengers. Then everyone regroups back into the bus, several people are carrying bags of snake ablutions and pills.</text:p>
      <text:p text:style-name="P4">Rather than watching the roadside, I inspect the strange medicines closely. Most are pill bottles of a strange thick oil encased in jelly spheres. One says it helps cure asthma, and <text:soft-page-break/>allergies. Some are touted as an essence that is spiritually strengthening. All say, Made in Thailand.</text:p>
      <text:p text:style-name="P3"/>
      <text:h text:style-name="P9" text:outline-level="1">About the Author</text:h>
      <text:p text:style-name="P6">At the time of writing, Branden Thurston was a 13 year old boy. Branden’s first language was Cantonese, his mother’s language. For a time in Canada, he attended a school where he was learning French. When he moved to California with his family, so that his father could work for Netscape, he learned American English.</text:p>
      <text:p text:style-name="P4">In middle school he started to gain his creative writing skills. In grade 6, he took grade 8 math. The next year he went to Nueva, a private progressive school, where he continued to producing longer works and more complex poetry. Branden’s drama unit gave him ample opportunity to write and learn presentation skills. In grade eight, he wrote over 12,000 words in the month of November for his group novel project. To quote Branden, “It’s pretty amazing what I am capable of doing when focused.”</text:p>
      <text:p text:style-name="P4">Branden’s life experiences, school work, projects, tutors, mentors, and teachers have given him the skills to write. His many trips to the exotic countries of Japan, China, Hong Kong, and Thailand, inspired him to write travel stories. The Monkey Travels project is his writings from 2004 to 2006, his memoir of Nueva school writing. </text:p>
      <text:p text:style-name="P4">&amp;#160;</text:p>
      <text:p text:style-name="P4">?-pclass=noindent;</text:p>
      <text:p text:style-name="P4">In the photo, Branden is center, less-tall.</text:p>
      <text:p text:style-name="P3"><text:soft-page-break/><text:span text:style-name="T1">&lt;img src="images/author.jpg" alt="Branden's improv </text:span><text:span text:style-name="T1">class" /&gt;</text:span></text:p>
      <text:p text:style-name="P4">?-pclass=;</text:p>
      <text:p text:style-name="P4"/>
      <text:h text:style-name="P9" text:outline-level="1">Acknowledgments</text:h>
      <text:p text:style-name="P6">Adman Laurrissen, of <text:a xlink:type="simple" xlink:href="http://www.826Valencia.org/">http://www.826Valencia.org</text:a></text:p>
      <text:p text:style-name="P6">?-pclass=noindent;</text:p>
      <text:p text:style-name="P6">Thank you for suggestions to structure travel story content.</text:p>
      <text:p text:style-name="P6">&amp;#160;</text:p>
      <text:p text:style-name="P6">Content from Branden's Nueva Recital Project, 2006.</text:p>
      <text:p text:style-name="P6">Nueva is an independent school in the San Francisco Bay Area. </text:p>
      <text:p text:style-name="P6">&amp;#160;</text:p>
      <text:p text:style-name="P6">Grandparents</text:p>
      <text:p text:style-name="P6">Thank's for the suggesting travel writing.</text:p>
      <text:p text:style-name="P6">?-pclass=;</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S Mincho" svg:font-family="'MS Mincho'"/>
    <style:font-face style:name="MingLiU" svg:font-family="MingLiU"/>
    <style:font-face style:name="StarSymbol" svg:font-family="StarSymbol"/>
    <style:font-face style:name="Tahoma1" svg:font-family="Tahoma"/>
    <style:font-face style:name="TimesNewRoman" svg:font-family="TimesNewRoman" style:font-family-generic="roman"/>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text:chapter text:display="name" text:outline-level="1">About the Author</text:chapter> / <text:page-number text:select-page="current">38</text:page-number></text:p>
      </style:header>
      <style:header-left>
        <text:p text:style-name="MP2"><text:page-number text:select-page="current">38</text:page-number> / <text:title>Monkey Travels</text:titl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dc:title>Monkey Travels</dc:title>
    <meta:initial-creator>Stacy David Thurston</meta:initial-creator>
    <meta:creation-date>2008-06-07T01:13:19</meta:creation-date>
    <dc:date>2012-03-29T16:02:34.06</dc:date>
    <meta:editing-cycles>194</meta:editing-cycles>
    <meta:editing-duration>P1DT7H39M49S</meta:editing-duration>
    <meta:document-statistic meta:table-count="0" meta:image-count="0" meta:object-count="0" meta:page-count="38" meta:paragraph-count="145" meta:word-count="8708" meta:character-count="47435"/>
    <meta:user-defined meta:name="Info 1"/>
    <meta:user-defined meta:name="Info 2"/>
    <meta:user-defined meta:name="Info 3"/>
    <meta:user-defined meta:name="Info 4"/>
  </office:meta>
</office:document-meta>
</file>